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8.89cm" table:align="left"/>
    </style:style>
    <style:style style:name="Table1.A" style:family="table-column">
      <style:table-column-properties style:column-width="8.8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a89" officeooo:paragraph-rsid="00198a89"/>
    </style:style>
    <style:style style:name="P2" style:family="paragraph" style:parent-style-name="Table_20_Contents">
      <style:paragraph-properties fo:text-align="center" style:justify-single-word="false"/>
      <style:text-properties officeooo:rsid="00198a89" officeooo:paragraph-rsid="00198a89"/>
    </style:style>
    <style:style style:name="P3" style:family="paragraph" style:parent-style-name="Table_20_Contents">
      <style:text-properties officeooo:rsid="00198a89" officeooo:paragraph-rsid="00198a89"/>
    </style:style>
    <style:style style:name="P4" style:family="paragraph" style:parent-style-name="Table_20_Contents">
      <style:text-properties officeooo:rsid="001b5042" officeooo:paragraph-rsid="001b5042"/>
    </style:style>
    <style:style style:name="T1" style:family="text">
      <style:text-properties officeooo:rsid="001b5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mpteur<text:span text:style-name="T1">Cyclique</text:span></text:p>
          </table:table-cell>
        </table:table-row>
        <table:table-row>
          <table:table-cell table:style-name="Table1.A2" office:value-type="string">
            <text:p text:style-name="P1">borneI : int</text:p>
            <text:p text:style-name="P1">borneS : int</text:p>
            <text:p text:style-name="P1">valeur : int</text:p>
          </table:table-cell>
        </table:table-row>
        <table:table-row>
          <table:table-cell table:style-name="Table1.A2" office:value-type="string">
            <text:p text:style-name="P1">CompteurBorne()</text:p>
            <text:p text:style-name="P1">CompteurBorne(min : int, max : int)</text:p>
            <text:p text:style-name="P1">CompteurBorne(min : int, valeur : int , max : int)</text:p>
            <text:p text:style-name="P4">affiche()</text:p>
            <text:p text:style-name="P1">incremente()</text:p>
            <text:p text:style-name="P1">incremente(pas : int)</text:p>
            <text:p text:style-name="P1">decremente()</text:p>
            <text:p text:style-name="P1">decremente(pas : int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6:07.108739951</meta:creation-date>
    <dc:date>2014-10-07T11:41:33.870288209</dc:date>
    <meta:editing-duration>P0D</meta:editing-duration>
    <meta:editing-cycles>2</meta:editing-cycles>
    <meta:generator>LibreOffice/4.2.6.3$Linux_X86_64 LibreOffice_project/420$Build-3</meta:generator>
    <meta:document-statistic meta:table-count="1" meta:image-count="0" meta:object-count="0" meta:page-count="1" meta:paragraph-count="12" meta:word-count="36" meta:character-count="227" meta:non-whitespace-character-count="203"/>
  </office:meta>
</office:document-meta>
</file>